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style:font-name="Source Code Pro" fo:font-size="11pt" fo:language="cs" fo:country="CZ" fo:font-weight="bold" officeooo:rsid="00182f84" officeooo:paragraph-rsid="00182f84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Source Code Pro" fo:font-size="11pt" fo:language="cs" fo:country="CZ" fo:font-weight="normal" officeooo:rsid="00182f84" officeooo:paragraph-rsid="00182f84" style:font-size-asian="11pt" style:font-weight-asian="normal" style:font-size-complex="11pt" style:font-weight-complex="normal"/>
    </style:style>
    <style:style style:name="P3" style:family="paragraph" style:parent-style-name="Standard" style:list-style-name="L1">
      <style:text-properties style:font-name="Source Code Pro" fo:font-size="11pt" fo:language="cs" fo:country="CZ" fo:font-weight="normal" officeooo:rsid="00182f84" officeooo:paragraph-rsid="00182f84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officeooo:paragraph-rsid="00182f84" style:font-size-asian="11pt" style:font-size-complex="11pt"/>
    </style:style>
    <style:style style:name="P5" style:family="paragraph" style:parent-style-name="Standard" style:list-style-name="L1">
      <style:text-properties style:font-name="Source Code Pro" fo:font-size="11pt" fo:language="cs" fo:country="CZ" fo:font-weight="normal" officeooo:rsid="00184c69" officeooo:paragraph-rsid="00184c69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officeooo:paragraph-rsid="00184c69" style:font-size-asian="11pt" style:font-size-complex="11pt"/>
    </style:style>
    <style:style style:name="P7" style:family="paragraph" style:parent-style-name="Standard" style:list-style-name="L1">
      <style:text-properties fo:font-size="11pt" officeooo:paragraph-rsid="00184c69" style:font-size-asian="11pt" style:font-size-complex="11pt"/>
    </style:style>
    <style:style style:name="P8" style:family="paragraph" style:parent-style-name="Standard" style:list-style-name="L1">
      <style:text-properties fo:font-size="11pt" officeooo:rsid="00184c69" officeooo:paragraph-rsid="00184c69" style:font-size-asian="11pt" style:font-size-complex="11pt"/>
    </style:style>
    <style:style style:name="P9" style:family="paragraph" style:parent-style-name="Standard">
      <style:text-properties fo:font-size="11pt" officeooo:rsid="00184c69" officeooo:paragraph-rsid="00184c69" style:font-size-asian="11pt" style:font-size-complex="11pt"/>
    </style:style>
    <style:style style:name="P10" style:family="paragraph" style:parent-style-name="Standard">
      <style:text-properties style:font-name="Source Code Pro" fo:font-size="11pt" fo:language="cs" fo:country="CZ" fo:font-weight="normal" officeooo:rsid="00184c69" officeooo:paragraph-rsid="00184c69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style:font-name="Source Code Pro" fo:font-size="11pt" fo:language="cs" fo:country="CZ" fo:font-weight="normal" officeooo:rsid="0018578d" officeooo:paragraph-rsid="0018578d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officeooo:rsid="0018578d" officeooo:paragraph-rsid="0018578d" style:font-size-asian="11pt" style:font-size-complex="11pt"/>
    </style:style>
    <style:style style:name="P13" style:family="paragraph" style:parent-style-name="Standard">
      <style:text-properties style:font-name="Source Code Pro" fo:font-size="11pt" fo:language="cs" fo:country="CZ" fo:font-weight="bold" officeooo:rsid="00182f84" officeooo:paragraph-rsid="001bad3f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Source Code Pro" fo:font-size="11pt" fo:language="cs" fo:country="CZ" fo:font-weight="normal" officeooo:rsid="00182f84" officeooo:paragraph-rsid="001bad3f" style:font-size-asian="11pt" style:font-weight-asian="normal" style:font-size-complex="11pt" style:font-weight-complex="normal"/>
    </style:style>
    <style:style style:name="P15" style:family="paragraph" style:parent-style-name="Standard" style:list-style-name="L2">
      <style:text-properties style:font-name="Source Code Pro" fo:font-size="11pt" fo:language="cs" fo:country="CZ" fo:font-weight="normal" officeooo:rsid="00182f84" officeooo:paragraph-rsid="001bad3f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text-properties fo:font-size="11pt" officeooo:paragraph-rsid="001bad3f" style:font-size-asian="11pt" style:font-size-complex="11pt"/>
    </style:style>
    <style:style style:name="P17" style:family="paragraph" style:parent-style-name="Standard" style:list-style-name="L2">
      <style:text-properties style:font-name="Source Code Pro" fo:font-size="11pt" fo:language="cs" fo:country="CZ" fo:font-weight="normal" officeooo:rsid="00184c69" officeooo:paragraph-rsid="001bad3f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officeooo:paragraph-rsid="001bad3f" style:font-size-asian="11pt" style:font-size-complex="11pt"/>
    </style:style>
    <style:style style:name="P19" style:family="paragraph" style:parent-style-name="Standard" style:list-style-name="L2">
      <style:text-properties fo:font-size="11pt" officeooo:rsid="00184c69" officeooo:paragraph-rsid="001bad3f" style:font-size-asian="11pt" style:font-size-complex="11pt"/>
    </style:style>
    <style:style style:name="P20" style:family="paragraph" style:parent-style-name="Standard" style:list-style-name="L2">
      <style:text-properties style:font-name="Source Code Pro" fo:font-size="11pt" fo:language="cs" fo:country="CZ" fo:font-weight="normal" officeooo:rsid="0018578d" officeooo:paragraph-rsid="001bad3f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text-properties fo:font-size="11pt" officeooo:rsid="0018578d" officeooo:paragraph-rsid="001bad3f" style:font-size-asian="11pt" style:font-size-complex="11pt"/>
    </style:style>
    <style:style style:name="P22" style:family="paragraph" style:parent-style-name="Standard">
      <style:text-properties fo:font-size="11pt" officeooo:rsid="0018578d" officeooo:paragraph-rsid="001bad3f" style:font-size-asian="11pt" style:font-size-complex="11pt"/>
    </style:style>
    <style:style style:name="T1" style:family="text">
      <style:text-properties officeooo:rsid="00184c69"/>
    </style:style>
    <style:style style:name="T2" style:family="text">
      <style:text-properties style:font-name="Source Code Pro" fo:language="cs" fo:country="CZ" fo:font-weight="normal" officeooo:rsid="00182f84" style:font-weight-asian="normal" style:font-weight-complex="normal"/>
    </style:style>
    <style:style style:name="T3" style:family="text">
      <style:text-properties style:font-name="Source Code Pro" fo:language="cs" fo:country="CZ" fo:font-weight="normal" officeooo:rsid="00184c69" style:font-weight-asian="normal" style:font-weight-complex="normal"/>
    </style:style>
    <style:style style:name="T4" style:family="text">
      <style:text-properties style:font-name="Source Code Pro" fo:language="cs" fo:country="CZ" fo:font-weight="normal" style:font-weight-asian="normal" style:font-weight-complex="normal"/>
    </style:style>
    <style:style style:name="T5" style:family="text">
      <style:text-properties style:font-name="Source Code Pro" fo:language="cs" fo:country="CZ" fo:font-weight="normal" officeooo:rsid="0018578d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ůběžné hodnocení <text:span text:style-name="T1">17.12.2024</text:span></text:p>
      <text:p text:style-name="P1"/>
      <text:p text:style-name="P2">Byl bych rád, kdyby jsi mi dal/a zpětnou vazbu, snažím se tento kroužek přípravy na přijímačky vést co nejlépe ale to neznamená že tomu tak je. Proto mi prosím pomož toho dosáhnout. U odpovědí piš hodnocení jako známky ve škole (1 → souhlasím/skvělé/… , 5 → nesouhlasím/špatné/… , <text:span text:style-name="T1">2, 3, 4 obdobně</text:span>) <text:span text:style-name="T1">nebo se i více rozepiš.</text:span></text:p>
      <text:p text:style-name="P2"/>
      <text:list text:style-name="L1">
        <text:list-item>
          <text:p text:style-name="P3">Vyhovuje mi systém tisknutých materiálů které tvoří něco jako můj pracovní sešit.</text:p>
        </text:list-item>
      </text:list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list text:continue-numbering="true" text:style-name="L1">
        <text:list-item>
          <text:p text:style-name="P5">Připravované materiály mi přijdou kvalitní, jsem s nimi spokojen/a.</text:p>
        </text:list-item>
      </text:list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list text:continue-numbering="true" text:style-name="L1">
        <text:list-header>
          <text:p text:style-name="P7"><text:span text:style-name="T3"/></text:p>
        </text:list-header>
        <text:list-item>
          <text:p text:style-name="P8"><text:span text:style-name="T2">V</text:span><text:span text:style-name="T4">edoucí Askold toho toho ví dostatečně o probíraných tématech.</text:span></text:p>
          <text:p text:style-name="P5"><text:s/></text:p>
        </text:list-item>
      </text:list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list text:continue-numbering="true" text:style-name="L1">
        <text:list-item>
          <text:p text:style-name="P5">Vedoucí Askold mi dokáže vysvětlit cokoli co mi není jasné.</text:p>
        </text:list-item>
      </text:list>
      <text:p text:style-name="P10"/>
      <text:p text:style-name="P10"/>
      <text:p text:style-name="P10"/>
      <text:p text:style-name="P10"/>
      <text:list text:continue-numbering="true" text:style-name="L1">
        <text:list-item>
          <text:p text:style-name="P8"><text:span text:style-name="T5">Jsem spokojený/á s průběhem hodin, se skupinkovým rozebíráním, s aktivitami pro procvičení s protáčením papírů atd. </text:span><text:span text:style-name="T4"><text:s/></text:span></text:p>
        </text:list-item>
      </text:list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list text:continue-numbering="true" text:style-name="L1">
        <text:list-item>
          <text:p text:style-name="P11">Prostor kde kroužek máme mi přijde dobrý.</text:p>
        </text:list-item>
      </text:list>
      <text:p text:style-name="P12"><text:span text:style-name="T4"/></text:p>
      <text:p text:style-name="P12"/>
      <text:p text:style-name="P12"/>
      <text:p text:style-name="P9"><text:span text:style-name="T4"/></text:p>
      <text:list text:continue-numbering="true" text:style-name="L1">
        <text:list-item>
          <text:p text:style-name="P11">Zkus vymyslet a napsat alespoň 2 věci (aktivity, přístup vedoucího, vlastnosti vedoucího, ...) co ti během kroužku vadili, co bys změnil, dělal jinak (ideálně napiš i proč).</text:p>
        </text:list-item>
      </text:list>
      <text:p text:style-name="P12"><text:span text:style-name="T4"/></text:p>
      <text:p text:style-name="P12"/>
      <text:p text:style-name="P12"><text:span text:style-name="T4"/></text:p>
      <text:p text:style-name="P12"><text:span text:style-name="T4"/></text:p>
      <text:list text:continue-numbering="true" text:style-name="L1">
        <text:list-item>
          <text:p text:style-name="P11">Zkus vymyslet a napsat alespoň 2 věci co si myslíš že jsou super na aktivitách, na přístupu vedoucího, na vlastnostech vedoucího (ideálně napiš i proč).</text:p>
        </text:list-item>
      </text:list>
      <text:p text:style-name="P13"><text:soft-page-break/>Průběžné hodnocení <text:span text:style-name="T1">17.12.2024</text:span></text:p>
      <text:p text:style-name="P13"/>
      <text:p text:style-name="P14">Byl bych rád, kdyby jsi mi dal/a zpětnou vazbu, snažím se tento kroužek přípravy na přijímačky vést co nejlépe ale to neznamená že tomu tak je. Proto mi prosím pomož toho dosáhnout. U odpovědí piš hodnocení jako známky ve škole (1 → souhlasím/skvělé/… , 5 → nesouhlasím/špatné/… , <text:span text:style-name="T1">2, 3, 4 obdobně</text:span>) <text:span text:style-name="T1">nebo se i více rozepiš.</text:span></text:p>
      <text:p text:style-name="P14"/>
      <text:list text:style-name="L2">
        <text:list-item>
          <text:p text:style-name="P15">Vyhovuje mi systém tisknutých materiálů které tvoří něco jako můj pracovní sešit.</text:p>
          <text:p text:style-name="P16"><text:span text:style-name="T2"/></text:p>
          <text:p text:style-name="P16"><text:span text:style-name="T2"/></text:p>
          <text:p text:style-name="P16"><text:span text:style-name="T2"/></text:p>
          <text:p text:style-name="P16"><text:span text:style-name="T2"/></text:p>
        </text:list-item>
        <text:list-item>
          <text:p text:style-name="P17">Připravované materiály mi přijdou kvalitní, jsem s nimi spokojen/a.</text:p>
          <text:p text:style-name="P16"><text:span text:style-name="T3"/></text:p>
          <text:p text:style-name="P16"><text:span text:style-name="T3"/></text:p>
          <text:p text:style-name="P16"><text:span text:style-name="T3"/></text:p>
        </text:list-item>
      </text:list>
      <text:p text:style-name="P18"><text:span text:style-name="T3"/></text:p>
      <text:list text:continue-numbering="true" text:style-name="L2">
        <text:list-item>
          <text:p text:style-name="P19"><text:span text:style-name="T2">V</text:span><text:span text:style-name="T4">edoucí Askold toho toho ví dostatečně o probíraných tématech.</text:span></text:p>
          <text:p text:style-name="P17"/>
          <text:p text:style-name="P19"><text:span text:style-name="T4"/></text:p>
          <text:p text:style-name="P19"><text:span text:style-name="T4"/></text:p>
          <text:p text:style-name="P19"><text:span text:style-name="T4"/></text:p>
          <text:p text:style-name="P19"><text:span text:style-name="T4"/></text:p>
        </text:list-item>
        <text:list-item>
          <text:p text:style-name="P17">Vedoucí Askold mi dokáže vysvětlit cokoli co mi není jasné.</text:p>
          <text:p text:style-name="P17"/>
          <text:p text:style-name="P17"/>
          <text:p text:style-name="P17"/>
          <text:p text:style-name="P17"/>
        </text:list-item>
        <text:list-item>
          <text:p text:style-name="P19"><text:span text:style-name="T5">Jsem spokojený/á s průběhem hodin, se skupinkovým rozebíráním, s aktivitami pro procvičení s protáčením papírů atd. </text:span><text:span text:style-name="T4"><text:s/></text:span></text:p>
          <text:p text:style-name="P19"><text:span text:style-name="T4"/></text:p>
          <text:p text:style-name="P19"><text:span text:style-name="T4"/></text:p>
          <text:p text:style-name="P19"><text:span text:style-name="T4"/></text:p>
        </text:list-item>
        <text:list-item>
          <text:p text:style-name="P20">Prostor kde kroužek máme mi přijde dobrý.</text:p>
          <text:p text:style-name="P21"><text:span text:style-name="T4"/></text:p>
          <text:p text:style-name="P21"/>
          <text:p text:style-name="P21"/>
          <text:p text:style-name="P19"><text:span text:style-name="T4"/></text:p>
        </text:list-item>
        <text:list-item>
          <text:p text:style-name="P20">Zkus vymyslet a napsat alespoň 2 věci (aktivity, přístup vedoucího, vlastnosti vedoucího, ...) co ti během kroužku vadili, co bys změnil, dělal jinak (ideálně napiš i proč).</text:p>
        </text:list-item>
      </text:list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list text:continue-numbering="true" text:style-name="L2">
        <text:list-item>
          <text:p text:style-name="P20">Zkus vymyslet a napsat alespoň 2 věci co si myslíš že jsou super na aktivitách, na přístupu vedoucího, na vlastnostech vedoucího (ideálně napiš i proč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8:59:30.882205852</meta:creation-date>
    <meta:print-date>2024-12-16T09:04:08.904474169</meta:print-date>
    <dc:date>2024-12-16T09:04:14.189310111</dc:date>
    <meta:editing-duration>PT11M12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2" meta:paragraph-count="21" meta:word-count="366" meta:character-count="2237" meta:non-whitespace-character-count="1902"/>
  </office:meta>
</office:document-meta>
</file>